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85161972" calcext:value-type="float">
            <text:p>45,85161972</text:p>
          </table:table-cell>
          <table:table-cell office:value-type="float" office:value="4.208156928E-028" calcext:value-type="float">
            <text:p>4,21E-028</text:p>
          </table:table-cell>
          <table:table-cell office:value-type="float" office:value="4.092810631" calcext:value-type="float">
            <text:p>4,092810631</text:p>
          </table:table-cell>
          <table:table-cell table:style-name="ce2" table:formula="of:=([.E3]-[.E2])/[.E2]" office:value-type="float" office:value="0.00115334042702738" calcext:value-type="float">
            <text:p>0,00115334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0" calcext:value-type="float">
            <text:p>68220</text:p>
          </table:table-cell>
          <table:table-cell office:value-type="float" office:value="51.14223099" calcext:value-type="float">
            <text:p>51,14223099</text:p>
          </table:table-cell>
          <table:table-cell office:value-type="float" office:value="9.136050326E-022" calcext:value-type="float">
            <text:p>9,14E-022</text:p>
          </table:table-cell>
          <table:table-cell office:value-type="float" office:value="2.89040494" calcext:value-type="float">
            <text:p>2,8904049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0" calcext:value-type="float">
            <text:p>68220</text:p>
          </table:table-cell>
          <table:table-cell office:value-type="float" office:value="51.15583038" calcext:value-type="float">
            <text:p>51,15583038</text:p>
          </table:table-cell>
          <table:table-cell office:value-type="float" office:value="2.468222453E-020" calcext:value-type="float">
            <text:p>2,47E-020</text:p>
          </table:table-cell>
          <table:table-cell office:value-type="float" office:value="2.895110369" calcext:value-type="float">
            <text:p>2,895110369</text:p>
          </table:table-cell>
          <table:table-cell table:formula="of:=([.E5]-[.E4])/[.E4]" office:value-type="float" office:value="0.00162794802032146" calcext:value-type="float">
            <text:p>0,0016279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5" calcext:value-type="float">
            <text:p>68565</text:p>
          </table:table-cell>
          <table:table-cell office:value-type="float" office:value="52.01322174" calcext:value-type="float">
            <text:p>52,01322174</text:p>
          </table:table-cell>
          <table:table-cell office:value-type="float" office:value="2.594303264E-017" calcext:value-type="float">
            <text:p>2,59E-017</text:p>
          </table:table-cell>
          <table:table-cell office:value-type="float" office:value="2.345229626" calcext:value-type="float">
            <text:p>2,34522962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5" calcext:value-type="float">
            <text:p>68565</text:p>
          </table:table-cell>
          <table:table-cell office:value-type="float" office:value="51.72053528" calcext:value-type="float">
            <text:p>51,72053528</text:p>
          </table:table-cell>
          <table:table-cell office:value-type="float" office:value="3.012115335E-017" calcext:value-type="float">
            <text:p>3,01E-017</text:p>
          </table:table-cell>
          <table:table-cell office:value-type="float" office:value="2.347252369" calcext:value-type="float">
            <text:p>2,347252369</text:p>
          </table:table-cell>
          <table:table-cell table:style-name="ce3" table:formula="of:=([.E7]-[.E6])/[.E6]" office:value-type="float" office:value="0.000862492515690205" calcext:value-type="float">
            <text:p>0,00086249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928" calcext:value-type="float">
            <text:p>68928</text:p>
          </table:table-cell>
          <table:table-cell office:value-type="float" office:value="51.96769333" calcext:value-type="float">
            <text:p>51,96769333</text:p>
          </table:table-cell>
          <table:table-cell office:value-type="float" office:value="9.514408753E-016" calcext:value-type="float">
            <text:p>9,51E-016</text:p>
          </table:table-cell>
          <table:table-cell office:value-type="float" office:value="2.012249947" calcext:value-type="float">
            <text:p>2,01224994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928" calcext:value-type="float">
            <text:p>68928</text:p>
          </table:table-cell>
          <table:table-cell office:value-type="float" office:value="51.88158798" calcext:value-type="float">
            <text:p>51,88158798</text:p>
          </table:table-cell>
          <table:table-cell office:value-type="float" office:value="3.230441253E-016" calcext:value-type="float">
            <text:p>3,23E-016</text:p>
          </table:table-cell>
          <table:table-cell office:value-type="float" office:value="2.012658596" calcext:value-type="float">
            <text:p>2,012658596</text:p>
          </table:table-cell>
          <table:table-cell table:style-name="ce3" table:formula="of:=([.E9]-[.E8])/[.E8]" office:value-type="float" office:value="0.000203080636483252" calcext:value-type="float">
            <text:p>0,00020308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061" calcext:value-type="float">
            <text:p>69061</text:p>
          </table:table-cell>
          <table:table-cell office:value-type="float" office:value="51.98876953" calcext:value-type="float">
            <text:p>51,98876953</text:p>
          </table:table-cell>
          <table:table-cell office:value-type="float" office:value="0.00000000000005140676161" calcext:value-type="float">
            <text:p>5,14E-014</text:p>
          </table:table-cell>
          <table:table-cell office:value-type="float" office:value="1.776652694" calcext:value-type="float">
            <text:p>1,77665269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061" calcext:value-type="float">
            <text:p>69061</text:p>
          </table:table-cell>
          <table:table-cell office:value-type="float" office:value="51.95446396" calcext:value-type="float">
            <text:p>51,95446396</text:p>
          </table:table-cell>
          <table:table-cell office:value-type="float" office:value="0.0000000000001022829689" calcext:value-type="float">
            <text:p>1,02E-013</text:p>
          </table:table-cell>
          <table:table-cell office:value-type="float" office:value="1.777150273" calcext:value-type="float">
            <text:p>1,777150273</text:p>
          </table:table-cell>
          <table:table-cell table:style-name="ce3" table:formula="of:=([.E11]-[.E10])/[.E10]" office:value-type="float" office:value="0.000280065429602831" calcext:value-type="float">
            <text:p>0,00028006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58" calcext:value-type="float">
            <text:p>69258</text:p>
          </table:table-cell>
          <table:table-cell office:value-type="float" office:value="52.00692749" calcext:value-type="float">
            <text:p>52,00692749</text:p>
          </table:table-cell>
          <table:table-cell office:value-type="float" office:value="0.0000000000009603225333" calcext:value-type="float">
            <text:p>9,60E-013</text:p>
          </table:table-cell>
          <table:table-cell office:value-type="float" office:value="1.601213098" calcext:value-type="float">
            <text:p>1,60121309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58" calcext:value-type="float">
            <text:p>69258</text:p>
          </table:table-cell>
          <table:table-cell office:value-type="float" office:value="52.01208496" calcext:value-type="float">
            <text:p>52,01208496</text:p>
          </table:table-cell>
          <table:table-cell office:value-type="float" office:value="0.000000000001082764087" calcext:value-type="float">
            <text:p>1,08E-012</text:p>
          </table:table-cell>
          <table:table-cell office:value-type="float" office:value="1.601367354" calcext:value-type="float">
            <text:p>1,601367354</text:p>
          </table:table-cell>
          <table:table-cell table:formula="of:=([.E13]-[.E12])/[.E12]" office:value-type="float" office:value="0.0000963369586426371" calcext:value-type="float">
            <text:p>0,0000963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32" calcext:value-type="float">
            <text:p>69332</text:p>
          </table:table-cell>
          <table:table-cell office:value-type="float" office:value="52.04436493" calcext:value-type="float">
            <text:p>52,04436493</text:p>
          </table:table-cell>
          <table:table-cell office:value-type="float" office:value="0.000000000008016812041" calcext:value-type="float">
            <text:p>8,02E-012</text:p>
          </table:table-cell>
          <table:table-cell office:value-type="float" office:value="1.461387753" calcext:value-type="float">
            <text:p>1,46138775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32" calcext:value-type="float">
            <text:p>69332</text:p>
          </table:table-cell>
          <table:table-cell office:value-type="float" office:value="52.0497818" calcext:value-type="float">
            <text:p>52,0497818</text:p>
          </table:table-cell>
          <table:table-cell office:value-type="float" office:value="0.000000000008004864133" calcext:value-type="float">
            <text:p>8,00E-012</text:p>
          </table:table-cell>
          <table:table-cell office:value-type="float" office:value="1.461467862" calcext:value-type="float">
            <text:p>1,461467862</text:p>
          </table:table-cell>
          <table:table-cell table:formula="of:=([.E15]-[.E14])/[.E14]" office:value-type="float" office:value="0.0000548170735903361" calcext:value-type="float">
            <text:p>5,48170735903361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00" calcext:value-type="float">
            <text:p>69400</text:p>
          </table:table-cell>
          <table:table-cell office:value-type="float" office:value="52.07081985" calcext:value-type="float">
            <text:p>52,07081985</text:p>
          </table:table-cell>
          <table:table-cell office:value-type="float" office:value="0.0000000001033455266" calcext:value-type="float">
            <text:p>1,03E-010</text:p>
          </table:table-cell>
          <table:table-cell office:value-type="float" office:value="1.347003341" calcext:value-type="float">
            <text:p>1,34700334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00" calcext:value-type="float">
            <text:p>69400</text:p>
          </table:table-cell>
          <table:table-cell office:value-type="float" office:value="52.13515091" calcext:value-type="float">
            <text:p>52,13515091</text:p>
          </table:table-cell>
          <table:table-cell office:value-type="float" office:value="0.0000000001877498018" calcext:value-type="float">
            <text:p>1,88E-010</text:p>
          </table:table-cell>
          <table:table-cell office:value-type="float" office:value="1.347506166" calcext:value-type="float">
            <text:p>1,347506166</text:p>
          </table:table-cell>
          <table:table-cell table:formula="of:=([.E17]-[.E16])/[.E16]" office:value-type="float" office:value="0.000373291575971002" calcext:value-type="float">
            <text:p>0,00037329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645" calcext:value-type="float">
            <text:p>69645</text:p>
          </table:table-cell>
          <table:table-cell office:value-type="float" office:value="52.10209656" calcext:value-type="float">
            <text:p>52,10209656</text:p>
          </table:table-cell>
          <table:table-cell office:value-type="float" office:value="0.0000000007332542351" calcext:value-type="float">
            <text:p>7,33E-010</text:p>
          </table:table-cell>
          <table:table-cell office:value-type="float" office:value="1.250558972" calcext:value-type="float">
            <text:p>1,25055897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645" calcext:value-type="float">
            <text:p>69645</text:p>
          </table:table-cell>
          <table:table-cell office:value-type="float" office:value="52.12797165" calcext:value-type="float">
            <text:p>52,12797165</text:p>
          </table:table-cell>
          <table:table-cell office:value-type="float" office:value="0.000000003257056402" calcext:value-type="float">
            <text:p>3,26E-009</text:p>
          </table:table-cell>
          <table:table-cell office:value-type="float" office:value="1.250909686" calcext:value-type="float">
            <text:p>1,250909686</text:p>
          </table:table-cell>
          <table:table-cell table:style-name="ce3" table:formula="of:=([.E19]-[.E18])/[.E18]" office:value-type="float" office:value="0.000280445790924353" calcext:value-type="float">
            <text:p>0,000280445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779" calcext:value-type="float">
            <text:p>69779</text:p>
          </table:table-cell>
          <table:table-cell office:value-type="float" office:value="52.13502884" calcext:value-type="float">
            <text:p>52,13502884</text:p>
          </table:table-cell>
          <table:table-cell office:value-type="float" office:value="0.00000000341305717" calcext:value-type="float">
            <text:p>3,41E-009</text:p>
          </table:table-cell>
          <table:table-cell office:value-type="float" office:value="1.167245269" calcext:value-type="float">
            <text:p>1,16724526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779" calcext:value-type="float">
            <text:p>69779</text:p>
          </table:table-cell>
          <table:table-cell office:value-type="float" office:value="52.25490952" calcext:value-type="float">
            <text:p>52,25490952</text:p>
          </table:table-cell>
          <table:table-cell office:value-type="float" office:value="0.000000001800446459" calcext:value-type="float">
            <text:p>1,80E-009</text:p>
          </table:table-cell>
          <table:table-cell office:value-type="float" office:value="1.167745471" calcext:value-type="float">
            <text:p>1,167745471</text:p>
          </table:table-cell>
          <table:table-cell table:style-name="ce3" table:formula="of:=([.E21]-[.E20])/[.E20]" office:value-type="float" office:value="0.000428532043165647" calcext:value-type="float">
            <text:p>0,0004285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003" calcext:value-type="float">
            <text:p>70003</text:p>
          </table:table-cell>
          <table:table-cell office:value-type="float" office:value="52.25753021" calcext:value-type="float">
            <text:p>52,25753021</text:p>
          </table:table-cell>
          <table:table-cell office:value-type="float" office:value="0.000000005071850495" calcext:value-type="float">
            <text:p>5,07E-009</text:p>
          </table:table-cell>
          <table:table-cell office:value-type="float" office:value="1.094529867" calcext:value-type="float">
            <text:p>1,09452986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3603504714191" calcext:value-type="float">
            <text:p>0,000536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8:26:04.644040691</dc:date>
    <meta:document-statistic meta:table-count="1" meta:cell-count="121" meta:object-count="0"/>
    <meta:generator>LibreOffice/4.1.4.2$Linux_X86_64 LibreOffice_project/410m0$Build-2</meta:generator>
  </office:meta>
</office:document-meta>
</file>